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alidBpelPropertyException.InvalidBpelPropertyException( String msg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alidBpelPropertyException.InvalidBpelProperty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